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P2" style:family="paragraph" style:parent-style-name="Header">
      <style:text-properties officeooo:rsid="000c2c87" officeooo:paragraph-rsid="00024ab3"/>
    </style:style>
    <style:style style:name="P3" style:family="paragraph" style:parent-style-name="Text_20_body">
      <style:text-properties style:font-name="Courier New" fo:font-weight="bold" officeooo:rsid="000e178d" officeooo:paragraph-rsid="000e178d" style:font-weight-asian="bold" style:font-weight-complex="bold"/>
    </style:style>
    <style:style style:name="P4" style:family="paragraph" style:parent-style-name="Text_20_body">
      <style:paragraph-properties fo:margin-left="1.9693in" fo:text-indent="0in" style:auto-text-indent="false"/>
      <style:text-properties style:font-name="Courier New" fo:font-weight="bold" officeooo:rsid="000e178d" officeooo:paragraph-rsid="000e178d" style:font-weight-asian="bold" style:font-weight-complex="bold"/>
    </style:style>
    <style:style style:name="P5" style:family="paragraph" style:parent-style-name="Text_20_body">
      <style:text-properties style:font-name="Courier New" fo:font-weight="bold" officeooo:rsid="000eedca" officeooo:paragraph-rsid="000eedca" style:font-weight-asian="bold" style:font-weight-complex="bold"/>
    </style:style>
    <style:style style:name="P6" style:family="paragraph" style:parent-style-name="Text_20_body">
      <style:text-properties style:font-name="Courier New" style:text-underline-style="solid" style:text-underline-width="auto" style:text-underline-color="font-color" fo:font-weight="bold" officeooo:rsid="000eedca" officeooo:paragraph-rsid="000eedca" style:font-weight-asian="bold" style:font-weight-complex="bold"/>
    </style:style>
    <style:style style:name="P7" style:family="paragraph" style:parent-style-name="Text_20_body">
      <style:text-properties style:font-name="Courier New" style:text-underline-style="solid" style:text-underline-width="auto" style:text-underline-color="font-color" fo:font-weight="bold" officeooo:rsid="00106a2b" officeooo:paragraph-rsid="00106a2b" style:font-weight-asian="bold" style:font-weight-complex="bold"/>
    </style:style>
    <style:style style:name="P8" style:family="paragraph" style:parent-style-name="Text_20_body">
      <style:paragraph-properties fo:margin-left="0.4925in" fo:text-indent="0in" style:auto-text-indent="false"/>
      <style:text-properties style:font-name="Courier New" style:text-underline-style="solid" style:text-underline-width="auto" style:text-underline-color="font-color" fo:font-weight="bold" officeooo:rsid="00106a2b" officeooo:paragraph-rsid="00106a2b" style:font-weight-asian="bold" style:font-weight-complex="bold"/>
    </style:style>
    <style:style style:name="P9" style:family="paragraph" style:parent-style-name="Text_20_body">
      <style:paragraph-properties fo:margin-left="0in" fo:text-indent="0in" style:auto-text-indent="false"/>
      <style:text-properties style:font-name="Courier New" style:text-underline-style="solid" style:text-underline-width="auto" style:text-underline-color="font-color" fo:font-weight="bold" officeooo:rsid="00106a2b" officeooo:paragraph-rsid="00106a2b" style:font-weight-asian="bold" style:font-weight-complex="bold"/>
    </style:style>
    <style:style style:name="P10" style:family="paragraph" style:parent-style-name="Text_20_body">
      <style:paragraph-properties fo:margin-left="0in" fo:text-indent="0in" style:auto-text-indent="false"/>
      <style:text-properties style:font-name="Courier New" style:text-underline-style="solid" style:text-underline-width="auto" style:text-underline-color="font-color" fo:font-weight="bold" officeooo:rsid="0010a58c" officeooo:paragraph-rsid="0010a58c" style:font-weight-asian="bold" style:font-weight-complex="bold"/>
    </style:style>
    <style:style style:name="P11" style:family="paragraph" style:parent-style-name="Text_20_body">
      <style:paragraph-properties fo:margin-left="0.4925in" fo:text-indent="0in" style:auto-text-indent="false"/>
      <style:text-properties style:font-name="Courier New" style:text-underline-style="solid" style:text-underline-width="auto" style:text-underline-color="font-color" fo:font-weight="bold" officeooo:rsid="0010a58c" officeooo:paragraph-rsid="0010a58c" style:font-weight-asian="bold" style:font-weight-complex="bold"/>
    </style:style>
    <style:style style:name="P12" style:family="paragraph" style:parent-style-name="Text_20_body">
      <style:paragraph-properties fo:margin-left="0in" fo:text-indent="0in" style:auto-text-indent="false"/>
      <style:text-properties style:font-name="Courier New" style:text-underline-style="solid" style:text-underline-width="auto" style:text-underline-color="font-color" fo:font-weight="bold" officeooo:rsid="0012a18b" officeooo:paragraph-rsid="0012a18b" style:font-weight-asian="bold" style:font-weight-complex="bold"/>
    </style:style>
    <style:style style:name="P13" style:family="paragraph" style:parent-style-name="Text_20_body">
      <style:paragraph-properties fo:margin-left="0.4925in" fo:text-indent="0in" style:auto-text-indent="false"/>
      <style:text-properties style:font-name="Courier New" style:text-underline-style="solid" style:text-underline-width="auto" style:text-underline-color="font-color" fo:font-weight="bold" officeooo:rsid="0012a18b" officeooo:paragraph-rsid="0012a18b" style:font-weight-asian="bold" style:font-weight-complex="bold"/>
    </style:style>
    <style:style style:name="P14" style:family="paragraph" style:parent-style-name="Text_20_body">
      <style:text-properties style:font-name="Courier New" style:text-underline-style="solid" style:text-underline-width="auto" style:text-underline-color="font-color" fo:font-weight="bold" officeooo:rsid="0012a18b" officeooo:paragraph-rsid="0012a18b" style:font-weight-asian="bold" style:font-weight-complex="bold"/>
    </style:style>
    <style:style style:name="P15" style:family="paragraph" style:parent-style-name="Text_20_body">
      <style:text-properties style:font-name="Courier New" fo:font-size="14pt" fo:font-weight="bold" officeooo:rsid="000e178d" officeooo:paragraph-rsid="000e178d" style:font-size-asian="14pt" style:font-weight-asian="bold" style:font-size-complex="14pt" style:font-weight-complex="bold"/>
    </style:style>
    <style:style style:name="P16" style:family="paragraph" style:parent-style-name="Title">
      <style:text-properties style:font-name="Courier New" fo:font-weight="bold" officeooo:rsid="000e178d" officeooo:paragraph-rsid="000e178d" style:font-weight-asian="bold" style:font-weight-complex="bold"/>
    </style:style>
    <style:style style:name="T1" style:family="text">
      <style:text-properties officeooo:rsid="000e178d"/>
    </style:style>
    <style:style style:name="T2" style:family="text">
      <style:text-properties officeooo:rsid="000ea8e1"/>
    </style:style>
    <style:style style:name="T3" style:family="text">
      <style:text-properties officeooo:rsid="000fbe98"/>
    </style:style>
    <style:style style:name="T4" style:family="text">
      <style:text-properties style:text-underline-style="none"/>
    </style:style>
    <style:style style:name="T5" style:family="text">
      <style:text-properties officeooo:rsid="0012e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emise</text:p>
      <text:p text:style-name="P15">Alliances is …</text:p>
      <text:p text:style-name="P3"/>
      <text:p text:style-name="P4">A season by season based story line</text:p>
      <text:p text:style-name="P4">about humans navigating alien problems</text:p>
      <text:p text:style-name="P4">with the promise that <text:span text:style-name="T5">alliances</text:span> can be formed</text:p>
      <text:p text:style-name="P4">or disastrous results might happen</text:p>
      <text:p text:style-name="P14">Introduction</text:p>
      <text:p text:style-name="P3"><text:tab/><text:span text:style-name="T2">Set on a space station at the edge of the explored frontier. The space station’s name is Crimson Gamma. The station orbits an alien planet at their request. The planet’s name is Shuka.</text:span></text:p>
      <text:p text:style-name="P3"><text:tab/><text:span text:style-name="T2">Shuka has been at war off and on with a neighboring planet known as Dubor. Shuka requests an Earth presence on Crimson Gamma as a way of protecting themselves against the Dubor or other hostile worlds.</text:span></text:p>
      <text:p text:style-name="P6">The Station Crimson Gamma</text:p>
      <text:p text:style-name="P5"><text:tab/>Crimson Gamma is 6 miles in length. It is one of several space stations of its size and operation. <text:span text:style-name="T3">Capable of servicing several ships at any given time. It is a port of call for travelers. Many different alien races can be found wandering its corridors at any given time.</text:span></text:p>
      <text:p text:style-name="P7">Characters</text:p>
      <text:p text:style-name="P7"><text:span text:style-name="T4">MAJOR JACK O’BRIEN</text:span></text:p>
      <text:p text:style-name="P8"><text:span text:style-name="T4">Commanding officer of Crimson Gamma. Pervious commanding officer of a United Earth Force Alliance Heavy Cruiser.</text:span></text:p>
      <text:p text:style-name="P9"><text:span text:style-name="T4">COMMANDER KATE MONSON</text:span></text:p>
      <text:p text:style-name="P8"><text:span text:style-name="T4">First officer of Crimson Gamma. Kate was on what some consider the wrong side of the Earth Civil War.</text:span></text:p>
      <text:p text:style-name="P9"><text:span text:style-name="T4">LIEUTENANT JEFF KILLPACK</text:span></text:p>
      <text:p text:style-name="P8"><text:span text:style-name="T4">Station security chief and unofficial station counselor.</text:span></text:p>
      <text:p text:style-name="P9"><text:soft-page-break/><text:span text:style-name="T4">DOCTOR MATT ALLEN</text:span></text:p>
      <text:p text:style-name="P8"><text:span text:style-name="T4">Station Chief Medical Officer and friends with the major and security chief. The major confides in Doctor Allen on a regular basis.</text:span></text:p>
      <text:p text:style-name="P9"><text:span text:style-name="T4">CHIEF MADISON PARK</text:span></text:p>
      <text:p text:style-name="P8"><text:span text:style-name="T4">Head of the Dock Workers, the engineering crew of Crimson Gamma.</text:span></text:p>
      <text:p text:style-name="P10"><text:span text:style-name="T4">NOKEV</text:span></text:p>
      <text:p text:style-name="P11"><text:span text:style-name="T4">Shuka scientist that lived over two hundred years ago on Shuka. He disappeared out on The Rim and was hardly heard from again.</text:span></text:p>
      <text:p text:style-name="P10"><text:span text:style-name="T4">NOREV</text:span></text:p>
      <text:p text:style-name="P11"><text:span text:style-name="T4">Wife of Nokev, also a scientist that lived over two hundred years ago on Shuka.</text:span></text:p>
      <text:p text:style-name="P10"><text:span text:style-name="T4">OBSHI</text:span></text:p>
      <text:p text:style-name="P11"><text:span text:style-name="T4">A Shukan resident who lived one hundred years ago. He was the key leader in defeating the Dubor during their time on Shuka.</text:span></text:p>
      <text:p text:style-name="P10"><text:span text:style-name="T4">AMBASSADOR NOREV</text:span></text:p>
      <text:p text:style-name="P11"><text:span text:style-name="T4">Descendant of Norev and Nokev currently assigned to Crimson Gamma as a representative of the Religious Government of Shuka.</text:span></text:p>
      <text:p text:style-name="P12"><text:span text:style-name="T4">DELEGATE GRILKA</text:span></text:p>
      <text:p text:style-name="P13"><text:span text:style-name="T4">Dubor citizen who escapes Dubor and comes to live on Crimson Gamma. Romantic love interest of Major O’Brien.</text:span></text:p>
      <text:p text:style-name="P12"><text:span text:style-name="T4">KETISH</text:span></text:p>
      <text:p text:style-name="P13"><text:span text:style-name="T4">Dubor Supreme Ruler. Ketish is the main villain of our story. He has a goal for Major O’Brien one that is not quite clear as the story continu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c2c87" officeooo:paragraph-rsid="00024ab3"/>
    </style:style>
    <style:style style:name="MP2" style:family="paragraph" style:parent-style-name="Footer">
      <style:paragraph-properties fo:text-align="center" style:justify-single-word="false"/>
      <style:text-properties officeooo:rsid="00024ab3" officeooo:paragraph-rsid="00024ab3"/>
    </style:style>
    <style:style style:name="MT1" style:family="text">
      <style:text-properties officeooo:rsid="000e178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skEarly dot NET<text:tab/><text:tab/><text:span text:style-name="MT1">Alliances</text:span></text:p>
      </style:header>
      <style:footer>
        <text:p text:style-name="MP2">Kyle Eggleston (Page <text:page-number text:select-page="current">1</text:page-number><text:s/>of <text:page-count>2</text:page-count>) <text:date style:data-style-name="N37" text:date-value="2026-02-14T16:29:43.459478546">02/14/26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8:25:24.500000000</meta:creation-date>
    <dc:date>2026-02-14T16:29:43.386280311</dc:date>
    <meta:editing-duration>PT35M17S</meta:editing-duration>
    <meta:editing-cycles>14</meta:editing-cycles>
    <meta:generator>LibreOffice/24.2.7.2$Linux_X86_64 LibreOffice_project/420$Build-2</meta:generator>
    <meta:print-date>2023-11-18T19:55:35.459000000</meta:print-date>
    <meta:printed-by>PDF files</meta:printed-by>
    <meta:document-statistic meta:table-count="0" meta:image-count="0" meta:object-count="0" meta:page-count="2" meta:paragraph-count="36" meta:word-count="389" meta:character-count="2261" meta:non-whitespace-character-count="1904"/>
  </office:meta>
</office:document-meta>
</file>